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59H48M00S" calcext:value-type="time">
            <text:p>59:4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table:number-columns-repeated="3"/>
          <table:table-cell table:formula="of:=[.C35]-[.B3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8:02:47.9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25T18:07:53.674000000</dc:date>
    <meta:editing-duration>P4DT11H52M</meta:editing-duration>
    <meta:editing-cycles>74</meta:editing-cycles>
    <meta:generator>LibreOffice/7.2.5.2$Windows_X86_64 LibreOffice_project/499f9727c189e6ef3471021d6132d4c694f357e5</meta:generator>
    <meta:document-statistic meta:table-count="1" meta:cell-count="173" meta:object-count="0"/>
  </office:meta>
</office:document-meta>
</file>